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3" style:family="paragraph" style:parent-style-name="Text_20_body" style:list-style-name="L2">
      <style:paragraph-properties fo:margin-left="0.397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4" style:family="paragraph" style:parent-style-name="Text_20_body" style:list-style-name="L3">
      <style:paragraph-properties fo:margin-left="0.397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Text_20_body" style:list-style-name="L4">
      <style:paragraph-properties fo:margin-left="0.397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6" style:family="paragraph" style:parent-style-name="Text_20_body" style:list-style-name="L5">
      <style:paragraph-properties fo:margin-left="0.397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7" style:family="paragraph" style:parent-style-name="Heading_20_1">
      <style:text-properties fo:font-variant="normal" fo:text-transform="none" fo:color="#222222" style:font-name="arial" fo:letter-spacing="normal" fo:font-style="normal"/>
    </style:style>
    <style:style style:name="P8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/>
    </style:style>
    <style:style style:name="P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letter-spacing="normal" fo:font-style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ujet 2 : La galerie photo</text:h>
      <text:p text:style-name="P1">Le site permet au utilisateur de gérer leur galerie de photo. Il a le choix de l'ordre et des photos à publier sur leur galerie public.</text:p>
      <text:h text:style-name="P9" text:outline-level="2">Cas d'utilisation</text:h>
      <text:h text:style-name="P8" text:outline-level="4">Un internaute se connecte au site</text:h>
      <text:p text:style-name="P1">Une galerie est affichée choisi aléatoirement parmi les utilisateurs ayant publiés des photos.</text:p>
      <text:p text:style-name="P1">Les autres galeries sont listées à gauches, identifiées par le pseudo de l'utilisateur.</text:p>
      <text:p text:style-name="P1">Le formulaire d'authentification en haut à droit e-mail + pass</text:p>
      <text:p text:style-name="P1"/>
      <text:h text:style-name="P8" text:outline-level="4">Un internaute demande un compte</text:h>
      <text:p text:style-name="P1">Une boîte de dialogue apparaît avec le formulaire demandant les infos suivantes :</text:p>
      <text:list xml:id="list113637836" text:style-name="L1">
        <text:list-item>
          <text:p text:style-name="P2">le e-mail</text:p>
        </text:list-item>
        <text:list-item>
          <text:p text:style-name="P2">le pseudo</text:p>
        </text:list-item>
        <text:list-item>
          <text:p text:style-name="P2">age</text:p>
        </text:list-item>
        <text:list-item>
          <text:p text:style-name="P2">capcha</text:p>
        </text:list-item>
      </text:list>
      <text:p text:style-name="P1">Tant que le formulaire n'est pas correctement rempli, la validation boucle sur le même formulaire avec les infos sur les erreurs</text:p>
      <text:p text:style-name="P1">Après la validation de son inscription, L'internaute reçoit un mot de passe généré lui permettant de se connecter à son compte .</text:p>
      <text:p text:style-name="P1">Après la validation de son inscription, il est redirigé sur la page consultée avant l'accès au formulaire</text:p>
      <text:p text:style-name="P1"/>
      <text:h text:style-name="P8" text:outline-level="4">Un utilisateur accède à son compte</text:h>
      <text:p text:style-name="P1">Contrainte : 3 échecs compte bloqué. (Faire le décompte des échecs et prévenir avant blocage)</text:p>
      <text:p text:style-name="P1">Affichage des photos dans un damier 4 colonnes 3 lignes des photos</text:p>
      <text:p text:style-name="P1">En haut de page bouton/href ouvrant une boîte pour l'ajout</text:p>
      <text:p text:style-name="P1">Scroll horizontal du damier pour naviguer dans les photo</text:p>
      <text:p text:style-name="P1">Sous chaque photo 2 cases + date &amp; heure de l'ajout + taille :</text:p>
      <text:list xml:id="list3950005350" text:style-name="L2">
        <text:list-item>
          <text:p text:style-name="P3">une avec le numéro d'ordre de la photo dans la galerie public</text:p>
        </text:list-item>
        <text:list-item>
          <text:p text:style-name="P3">un bouton pour supprimer la photo</text:p>
          <text:p text:style-name="P3"/>
        </text:list-item>
      </text:list>
      <text:h text:style-name="P8" text:outline-level="4">Un utilisateur ajoute une photo</text:h>
      <text:p text:style-name="P1">L'utilisateur authentifier ouvre la boîte de dialogue, qui comprend :</text:p>
      <text:list xml:id="list3416671386" text:style-name="L3">
        <text:list-item>
          <text:p text:style-name="P4">un champs upload pour la photo</text:p>
        </text:list-item>
        <text:list-item>
          <text:p text:style-name="P4">un bouton valider</text:p>
        </text:list-item>
      </text:list>
      <text:p text:style-name="P1">Après validation via le bouton, le serveur effectue les vérifications suivantes sur la photo</text:p>
      <text:list xml:id="list1839769185" text:style-name="L4">
        <text:list-item>
          <text:p text:style-name="P5">c'est bien une image jpeg ou png</text:p>
        </text:list-item>
        <text:list-item>
          <text:p text:style-name="P5">elle ne fait pas plus de 5Mo</text:p>
        </text:list-item>
      </text:list>
      <text:p text:style-name="P1">Si oui la photo est ajoutée au damier sinon retour formulaire avec info sur l'erreur</text:p>
      <text:p text:style-name="P1"/>
      <text:p text:style-name="P1"/>
      <text:h text:style-name="P8" text:outline-level="4"><text:soft-page-break/>Un utilisateur publie une photo</text:h>
      <text:p text:style-name="P1">L'utilisateur publie une photo en indiquant un numéro d'ordre à la photo.</text:p>
      <text:p text:style-name="P1">Si il n'y a pas de numéro d'ordre la photo n'est pas publier dans la galerie.</text:p>
      <text:p text:style-name="P1"/>
      <text:h text:style-name="P8" text:outline-level="4">Un utilisateur supprime une photo</text:h>
      <text:p text:style-name="P1">Via le bouton suppression sous la photo</text:p>
      <text:p text:style-name="P1">la suppression se fait après une confirmation</text:p>
      <text:p text:style-name="P1"/>
      <text:h text:style-name="P8" text:outline-level="4">Un utilisateur se déconnecte de son compte</text:h>
      <text:p text:style-name="P1">En haut à droite déconnexion, il revient à la « home page » public</text:p>
      <text:p text:style-name="P1"/>
      <text:h text:style-name="P8" text:outline-level="4">L'administrateur accède à son compte</text:h>
      <text:p text:style-name="P1">Il a la liste des utilisateurs, il peut :</text:p>
      <text:list xml:id="list3470551757" text:style-name="L5">
        <text:list-item>
          <text:p text:style-name="P6">supprimer un compte utilisateur (cela inclut toutes les photos)</text:p>
        </text:list-item>
        <text:list-item>
          <text:p text:style-name="P6">débloquer un compte</text:p>
          <text:p text:style-name="P6"/>
        </text:list-item>
      </text:list>
      <text:h text:style-name="P8" text:outline-level="4">Un administrateur se déconnecte de son compte</text:h>
      <text:p text:style-name="P1">En haut à droite déconnexion, il revient à la « home page » publi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6S</meta:editing-duration>
    <meta:editing-cycles>4</meta:editing-cycles>
    <meta:generator>LibreOffice/5.4.2.2$Windows_X86_64 LibreOffice_project/22b09f6418e8c2d508a9eaf86b2399209b0990f4</meta:generator>
    <dc:date>2017-12-05T15:24:00.004000000</dc:date>
    <meta:document-statistic meta:table-count="0" meta:image-count="0" meta:object-count="0" meta:page-count="2" meta:paragraph-count="48" meta:word-count="445" meta:character-count="2490" meta:non-whitespace-character-count="2105"/>
    <meta:user-defined meta:name="Info 1"/>
    <meta:user-defined meta:name="Info 2"/>
    <meta:user-defined meta:name="Info 3"/>
    <meta:user-defined meta:name="Info 4"/>
  </office:meta>
</office:document-meta>
</file>